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BANK – Lab01</text:p>
      <text:p text:style-name="Standard"/>
      <text:p text:style-name="P1">Aufgabe 1)</text:p>
      <text:p text:style-name="Standard"/>
      <text:p text:style-name="P3">a) INSERT INTO student VALUES ('1', 'Ahmadi', 'Fida', '2017-01-01', '2');</text:p>
      <text:p text:style-name="Standard"/>
      <text:p text:style-name="Standard">b) INSERT INTO modul (kurzzeichen, dozent1) VALUES ('Mimimi', 6);</text:p>
      <text:p text:style-name="Standard"/>
      <text:p text:style-name="Standard">c) INSERT INTO dozent VALUES (DEFAULT, DEFAULT, 'Wer');</text:p>
      <text:p text:style-name="Standard"/>
      <text:p text:style-name="Standard">d) INSERT INTO leistung (nr, modul, form, student, datum, versuch, dozent, note, semester) VALUES (DEFAULT, 'Mimimi', 'Klausur', 1, '2018-03-07', DEFAULT, 12, '1.0', 'W17');</text:p>
      <text:p text:style-name="Standard"/>
      <text:p text:style-name="P1">Aufgabe 2)</text:p>
      <text:p text:style-name="Standard"/>
      <text:p text:style-name="Standard">a) <text:s/>update modul set langname='Ein Dozent_Modul', semester=1 where kurzzeichen='EINDOZ';</text:p>
      <text:p text:style-name="Standard"/>
      <text:p text:style-name="Standard">b) <text:s/>update leistung set datum=datum+3 where nr=114;</text:p>
      <text:p text:style-name="Standard"/>
      <text:p text:style-name="Standard">c) <text:s/>XXX</text:p>
      <text:p text:style-name="Standard"/>
      <text:p text:style-name="Standard">d) XXX</text:p>
      <text:p text:style-name="Standard"/>
      <text:p text:style-name="P1">Aufgabe 3)</text:p>
      <text:p text:style-name="P1"/>
      <text:p text:style-name="P2">a) XXX</text:p>
      <text:p text:style-name="P2"/>
      <text:p text:style-name="P2">b) XXX</text:p>
      <text:p text:style-name="P2"/>
      <text:p text:style-name="P2">c) XXX</text:p>
      <text:p text:style-name="P2"/>
      <text:p text:style-name="P2">d) 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Fida Ahmadi und Mario Fisch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18M20S</meta:editing-duration>
    <meta:editing-cycles>12</meta:editing-cycles>
    <meta:generator>OpenOffice/4.1.5$Win32 OpenOffice.org_project/415m1$Build-9789</meta:generator>
    <dc:date>2018-04-28T17:01:01.61</dc:date>
    <meta:document-statistic meta:table-count="0" meta:image-count="0" meta:object-count="0" meta:page-count="1" meta:paragraph-count="17" meta:word-count="92" meta:character-count="616"/>
    <dc:creator>Fida Ahmadi</dc:creator>
    <meta:user-defined meta:name="Info 1"/>
    <meta:user-defined meta:name="Info 2"/>
    <meta:user-defined meta:name="Info 3"/>
    <meta:user-defined meta:name="Info 4"/>
  </office:meta>
</office:document-meta>
</file>